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ff" loext:opacity="100%" fo:language="ru" fo:country="RU" officeooo:rsid="001413e5" officeooo:paragraph-rsid="000de761"/>
    </style:style>
    <style:style style:name="P2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#fffffe"/>
    </style:style>
    <style:style style:name="P3" style:family="paragraph" style:parent-style-name="Standard">
      <style:paragraph-properties style:line-height-at-least="0.503cm"/>
      <style:text-properties fo:color="#000000" loext:opacity="100%" style:font-name="Consolas" fo:font-size="10.5pt" fo:font-weight="normal" officeooo:paragraph-rsid="00196123" fo:background-color="#fffffe"/>
    </style:style>
    <style:style style:name="P4" style:family="paragraph" style:parent-style-name="Standard">
      <style:paragraph-properties style:line-height-at-least="0.503cm"/>
      <style:text-properties fo:color="#aaaaaa" loext:opacity="100%" style:font-name="Consolas" fo:font-size="10.5pt" fo:font-weight="normal" fo:background-color="#fffffe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style:font-name="Consolas" fo:font-size="10.5pt" fo:font-weight="normal" fo:background-color="#fffffe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Consolas" fo:font-size="10.5pt" fo:language="ru" fo:country="RU" fo:font-weight="normal" officeooo:rsid="001413e5" officeooo:paragraph-rsid="000de761" fo:background-color="#fffffe"/>
    </style:style>
    <style:style style:name="T1" style:family="text">
      <style:text-properties fo:color="#0000ff" loext:opacity="100%"/>
    </style:style>
    <style:style style:name="T2" style:family="text">
      <style:text-properties fo:color="#a31515" loext:opacity="100%"/>
    </style:style>
    <style:style style:name="T3" style:family="text">
      <style:text-properties fo:color="#09885a" loext:opacity="100%"/>
    </style:style>
    <style:style style:name="T4" style:family="text">
      <style:text-properties fo:color="#ff69b4" loext:opacity="100%"/>
    </style:style>
    <style:style style:name="T5" style:family="text">
      <style:text-properties fo:color="#aaaaaa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#include</text:span> <text:span text:style-name="T1">&lt;</text:span><text:span text:style-name="T2">stdio.h</text:span><text:span text:style-name="T1">&gt;</text:span></text:p>
      <text:p text:style-name="P5"/>
      <text:p text:style-name="P2"><text:span text:style-name="T1">const</text:span> <text:span text:style-name="T1">int</text:span> default_x=<text:span text:style-name="T3">24</text:span>, default_y=-<text:span text:style-name="T3">14</text:span>, default_l=<text:span text:style-name="T3">9</text:span>;</text:p>
      <text:p text:style-name="P2"><text:span text:style-name="T1">const</text:span> <text:span text:style-name="T1">int</text:span> x1=<text:span text:style-name="T3">0</text:span>, x2=<text:span text:style-name="T3">20</text:span>, y1=-<text:span text:style-name="T3">20</text:span>, y2=<text:span text:style-name="T3">0</text:span>;</text:p>
      <text:p text:style-name="P4">/*Проверка на */</text:p>
      <text:p text:style-name="P2"><text:span text:style-name="T1">int</text:span> ins(<text:span text:style-name="T1">int</text:span> a, <text:span text:style-name="T1">int</text:span> b) {</text:p>
      <text:p text:style-name="P2"><text:span text:style-name="T1"><text:tab/>if</text:span> (a&gt;=x1 &amp;&amp; a&lt;=x2 &amp;&amp; b&lt;=y2 &amp;&amp; b&gt;=y1) {</text:p>
      <text:p text:style-name="P2"><text:span text:style-name="T1"><text:tab/><text:tab/>return</text:span> <text:span text:style-name="T3">1</text:span>;</text:p>
      <text:p text:style-name="P2"><text:tab/>} </text:p>
      <text:p text:style-name="P2"><text:span text:style-name="T1"><text:tab/>return</text:span> <text:span text:style-name="T3">0</text:span>;</text:p>
      <text:p text:style-name="P2">}</text:p>
      <text:p text:style-name="P5"/>
      <text:p text:style-name="P4">/* Объявление функций min и max */</text:p>
      <text:p text:style-name="P2"><text:span text:style-name="T1">int</text:span> min (<text:span text:style-name="T1">int</text:span> a, <text:span text:style-name="T1">int</text:span> b) {</text:p>
      <text:p text:style-name="P2"><text:span text:style-name="T1"><text:tab/>if</text:span> (a&lt;=b) {</text:p>
      <text:p text:style-name="P2"><text:span text:style-name="T1"><text:tab/><text:tab/>return</text:span>(a);</text:p>
      <text:p text:style-name="P2"><text:tab/>} <text:span text:style-name="T1">else</text:span> {</text:p>
      <text:p text:style-name="P2"><text:span text:style-name="T1"><text:tab/><text:tab/>return</text:span>(b);</text:p>
      <text:p text:style-name="P2"><text:tab/>}</text:p>
      <text:p text:style-name="P2">}</text:p>
      <text:p text:style-name="P5"/>
      <text:p text:style-name="P2"><text:span text:style-name="T1">int</text:span> max (<text:span text:style-name="T1">int</text:span> a, <text:span text:style-name="T1">int</text:span> b) {</text:p>
      <text:p text:style-name="P2"><text:span text:style-name="T1"><text:tab/>if</text:span> (a&gt;=b) {</text:p>
      <text:p text:style-name="P2"><text:span text:style-name="T1"><text:tab/><text:tab/>return</text:span>(a);</text:p>
      <text:p text:style-name="P2"><text:tab/>} <text:span text:style-name="T1">else</text:span> {</text:p>
      <text:p text:style-name="P2"><text:span text:style-name="T1"><text:tab/><text:tab/>return</text:span>(b);</text:p>
      <text:p text:style-name="P2"><text:tab/>}</text:p>
      <text:p text:style-name="P2">}</text:p>
      <text:p text:style-name="P5"/>
      <text:p text:style-name="P4">/* Объявление функций sign, mod, abs*/</text:p>
      <text:p text:style-name="P2"><text:span text:style-name="T1">int</text:span> sign(<text:span text:style-name="T1">int</text:span> a) {</text:p>
      <text:p text:style-name="P2"><text:span text:style-name="T1"><text:tab/>if</text:span> (a&lt;<text:span text:style-name="T3">0</text:span>) <text:span text:style-name="T1">return</text:span> -<text:span text:style-name="T3">1</text:span>;</text:p>
      <text:p text:style-name="P2"><text:span text:style-name="T1"><text:tab/>else</text:span> <text:span text:style-name="T1">if</text:span> (a&gt;<text:span text:style-name="T3">0</text:span>) <text:span text:style-name="T1">return</text:span> <text:span text:style-name="T3">1</text:span>;</text:p>
      <text:p text:style-name="P2"><text:span text:style-name="T1"><text:tab/>else</text:span> <text:span text:style-name="T1">return</text:span> <text:span text:style-name="T3">0</text:span>; </text:p>
      <text:p text:style-name="P2">}</text:p>
      <text:p text:style-name="P5"/>
      <text:p text:style-name="P2"><text:span text:style-name="T1">int</text:span> abs(<text:span text:style-name="T1">int</text:span> a){</text:p>
      <text:p text:style-name="P2"><text:span text:style-name="T1"><text:tab/>if</text:span> (a&gt;=<text:span text:style-name="T3">0</text:span>) <text:span text:style-name="T1">return</text:span> a;</text:p>
      <text:p text:style-name="P2"><text:span text:style-name="T1"><text:tab/>else</text:span> <text:span text:style-name="T1">return</text:span> -a;</text:p>
      <text:p text:style-name="P2">}</text:p>
      <text:p text:style-name="P5"/>
      <text:p text:style-name="P2"><text:span text:style-name="T1">int</text:span> mod(<text:span text:style-name="T1">int</text:span> a, <text:span text:style-name="T1">int</text:span> b) {</text:p>
      <text:p text:style-name="P2"><text:span text:style-name="T1"><text:tab/>if</text:span> (a%b==<text:span text:style-name="T3">0</text:span>) {</text:p>
      <text:p text:style-name="P2"><text:span text:style-name="T1"><text:tab/><text:tab/>return</text:span> <text:span text:style-name="T3">0</text:span>;</text:p>
      <text:p text:style-name="P3"><text:tab/>}</text:p>
      <text:p text:style-name="P3"><text:span text:style-name="T1"><text:tab/>else</text:span> <text:span text:style-name="T1">if</text:span>(a&gt;<text:span text:style-name="T3">0</text:span> &amp;&amp; b&gt;<text:span text:style-name="T3">0</text:span>) {</text:p>
      <text:p text:style-name="P2"><text:span text:style-name="T1"><text:tab/><text:tab/>return</text:span> (<text:span text:style-name="T1">int</text:span>)a % b;</text:p>
      <text:p text:style-name="P2"><text:tab/>} <text:span text:style-name="T1">else</text:span> <text:span text:style-name="T1">if</text:span>(a&gt;<text:span text:style-name="T3">0</text:span> &amp;&amp; b&lt;<text:span text:style-name="T3">0</text:span>){</text:p>
      <text:p text:style-name="P2"><text:span text:style-name="T1"><text:tab/><text:tab/>return</text:span> (<text:span text:style-name="T1">int</text:span>)a % (-b);</text:p>
      <text:p text:style-name="P2"><text:tab/>} <text:span text:style-name="T1">else</text:span> <text:span text:style-name="T1">if</text:span> (a&lt;<text:span text:style-name="T3">0</text:span> &amp;&amp; b&gt;<text:span text:style-name="T3">0</text:span>) {</text:p>
      <text:p text:style-name="P2"><text:span text:style-name="T1"><text:tab/><text:tab/>int</text:span> q= a/b -<text:span text:style-name="T3">1</text:span>;</text:p>
      <text:p text:style-name="P2"><text:soft-page-break/><text:span text:style-name="T1"><text:tab/><text:tab/>return</text:span> (<text:span text:style-name="T1">int</text:span>) a - b*q;</text:p>
      <text:p text:style-name="P2"><text:tab/>} <text:span text:style-name="T1">else</text:span> <text:span text:style-name="T1">if</text:span> (a&lt;<text:span text:style-name="T3">0</text:span> &amp;&amp; b&lt;<text:span text:style-name="T3">0</text:span>) {</text:p>
      <text:p text:style-name="P2"><text:span text:style-name="T1"><text:tab/><text:tab/>int</text:span> q= (-a)/(-b) + <text:span text:style-name="T3">1</text:span>;</text:p>
      <text:p text:style-name="P2"><text:span text:style-name="T1"><text:tab/><text:tab/>return</text:span> (<text:span text:style-name="T1">int</text:span>)(-b)*q + a;</text:p>
      <text:p text:style-name="P2"><text:tab/>} <text:span text:style-name="T1">else</text:span> <text:span text:style-name="T1">if</text:span> (a==<text:span text:style-name="T3">0</text:span>)</text:p>
      <text:p text:style-name="P2"><text:span text:style-name="T1"><text:tab/><text:tab/>return</text:span> (<text:span text:style-name="T1">int</text:span>) <text:span text:style-name="T3">0</text:span>;</text:p>
      <text:p text:style-name="P2"><text:span text:style-name="T1"><text:tab/><text:tab/>return</text:span> <text:span text:style-name="T3">0</text:span>;</text:p>
      <text:p text:style-name="P2">}</text:p>
      <text:p text:style-name="P5"/>
      <text:p text:style-name="P4">/* Объявление основных функций */</text:p>
      <text:p text:style-name="P2"><text:span text:style-name="T1">int</text:span> calc_x(<text:span text:style-name="T1">int</text:span> x,<text:span text:style-name="T1">int</text:span> y,<text:span text:style-name="T1">int</text:span> k,<text:span text:style-name="T1">int</text:span> l){</text:p>
      <text:p text:style-name="P2"><text:span text:style-name="T1"><text:tab/>return</text:span> mod((x+k)*(y-k)*(l+k),<text:span text:style-name="T3">25</text:span>);</text:p>
      <text:p text:style-name="P2">}</text:p>
      <text:p text:style-name="P5"/>
      <text:p text:style-name="P2"><text:span text:style-name="T1">int</text:span> calc_y(<text:span text:style-name="T1">int</text:span> x,<text:span text:style-name="T1">int</text:span> y,<text:span text:style-name="T1">int</text:span> k,<text:span text:style-name="T1">int</text:span> l) {</text:p>
      <text:p text:style-name="P2"><text:span text:style-name="T1"><text:tab/>return</text:span> mod(min(x+k, max(y-k,l-k)),<text:span text:style-name="T3">30</text:span>);</text:p>
      <text:p text:style-name="P2">}</text:p>
      <text:p text:style-name="P5"/>
      <text:p text:style-name="P2"><text:span text:style-name="T1">int</text:span> calc_l(<text:span text:style-name="T1">int</text:span> x,<text:span text:style-name="T1">int</text:span> y,<text:span text:style-name="T1">int</text:span> k,<text:span text:style-name="T1">int</text:span> l) {</text:p>
      <text:p text:style-name="P2"><text:span text:style-name="T1"><text:tab/>return</text:span> abs(y-l)*sign(x) - abs(x-k)*sign(y);</text:p>
      <text:p text:style-name="P2">}</text:p>
      <text:p text:style-name="P5"/>
      <text:p text:style-name="P2"><text:span text:style-name="T1">int</text:span> main() {</text:p>
      <text:p text:style-name="P2"><text:span text:style-name="T1"><text:tab/>int</text:span> x, y, l; <text:span text:style-name="T5">// Основные</text:span></text:p>
      <text:p text:style-name="P2"><text:span text:style-name="T1"><text:tab/>int</text:span> old_x=default_x, old_y=default_y, old_l=default_l;</text:p>
      <text:p text:style-name="P2"><text:span text:style-name="T1"><text:tab/>if</text:span> (ins(default_x,default_y)) {</text:p>
      <text:p text:style-name="P2"><text:tab/><text:tab/>printf(<text:span text:style-name="T2">"%s</text:span><text:span text:style-name="T4">\n</text:span><text:span text:style-name="T2">"</text:span>,<text:span text:style-name="T2">"Попадание на шаге 0"</text:span>);</text:p>
      <text:p text:style-name="P2"><text:tab/><text:tab/>printf(<text:span text:style-name="T2">"%s %d</text:span><text:span text:style-name="T4">\n</text:span><text:span text:style-name="T2">%s %d</text:span><text:span text:style-name="T4">\n</text:span><text:span text:style-name="T2">%s %d</text:span><text:span text:style-name="T4">\n</text:span><text:span text:style-name="T2">"</text:span>,<text:span text:style-name="T2">"i = "</text:span>,x,<text:span text:style-name="T2">"j = "</text:span>,y,<text:span text:style-name="T2">"l = "</text:span>,l);</text:p>
      <text:p text:style-name="P2"><text:span text:style-name="T1"><text:tab/><text:tab/>return</text:span> <text:span text:style-name="T3">0</text:span>;</text:p>
      <text:p text:style-name="P2"><text:tab/>}</text:p>
      <text:p text:style-name="P2"><text:span text:style-name="T1"><text:tab/>for</text:span> (<text:span text:style-name="T1">int</text:span> k=<text:span text:style-name="T3">1</text:span>; k&lt;=<text:span text:style-name="T3">50</text:span>; k++) {</text:p>
      <text:p text:style-name="P2"><text:tab/><text:tab/>x = calc_x(old_x,old_y, old_l,k-<text:span text:style-name="T3">1</text:span> );</text:p>
      <text:p text:style-name="P2"><text:tab/><text:tab/>y = calc_y(old_x,old_y, old_l,k-<text:span text:style-name="T3">1</text:span> );</text:p>
      <text:p text:style-name="P2"><text:tab/><text:tab/>l = calc_l(old_x,old_y, old_l,k-<text:span text:style-name="T3">1</text:span> );</text:p>
      <text:p text:style-name="P2"><text:span text:style-name="T1"><text:tab/><text:tab/>if</text:span> (ins(x, y)) {</text:p>
      <text:p text:style-name="P2"><text:tab/><text:tab/><text:tab/>printf(<text:span text:style-name="T2">"%s %d</text:span><text:span text:style-name="T4">\n</text:span><text:span text:style-name="T2">"</text:span>,<text:span text:style-name="T2">"Попадание на шаге"</text:span>,k);</text:p>
      <text:p text:style-name="P2"><text:tab/><text:tab/><text:tab/>printf(<text:span text:style-name="T2">"%s %d</text:span><text:span text:style-name="T4">\n</text:span><text:span text:style-name="T2">%s %d</text:span><text:span text:style-name="T4">\n</text:span><text:span text:style-name="T2">%s %d</text:span><text:span text:style-name="T4">\n</text:span><text:span text:style-name="T2">"</text:span>,<text:span text:style-name="T2">"i = "</text:span>,x,<text:span text:style-name="T2">"j = "</text:span>,y,<text:span text:style-name="T2">"l = "</text:span>,l);</text:p>
      <text:p text:style-name="P2"><text:span text:style-name="T1"><text:tab/><text:tab/><text:tab/>return</text:span> <text:span text:style-name="T3">0</text:span>;</text:p>
      <text:p text:style-name="P2"><text:tab/><text:tab/>}</text:p>
      <text:p text:style-name="P2"><text:tab/><text:tab/>old_x=x;</text:p>
      <text:p text:style-name="P2"><text:tab/><text:tab/>old_y=y;</text:p>
      <text:p text:style-name="P2"><text:tab/><text:tab/>old_l=l;</text:p>
      <text:p text:style-name="P2"><text:tab/>}</text:p>
      <text:p text:style-name="P2"><text:tab/>puts(<text:span text:style-name="T2">"Нет подходящего варианта"</text:span>);</text:p>
      <text:p text:style-name="P2"><text:tab/>printf(<text:span text:style-name="T2">"%s %d</text:span><text:span text:style-name="T4">\n</text:span><text:span text:style-name="T2">%s %d</text:span><text:span text:style-name="T4">\n</text:span><text:span text:style-name="T2">%s %d</text:span><text:span text:style-name="T4">\n</text:span><text:span text:style-name="T2">"</text:span>,<text:span text:style-name="T2">"i = "</text:span>,x,<text:span text:style-name="T2">"j = "</text:span>,y,<text:span text:style-name="T2">"l = "</text:span>,l);</text:p>
      <text:p text:style-name="P2">}</text:p>
      <text:p text:style-name="P6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5T09:09:12.172000000</meta:creation-date>
    <dc:date>2021-03-31T13:06:42.508776379</dc:date>
    <meta:editing-duration>PT6H5M48S</meta:editing-duration>
    <meta:editing-cycles>8</meta:editing-cycles>
    <meta:generator>LibreOffice/7.0.5.2$Linux_X86_64 LibreOffice_project/00$Build-2</meta:generator>
    <meta:document-statistic meta:table-count="0" meta:image-count="0" meta:object-count="0" meta:page-count="2" meta:paragraph-count="87" meta:word-count="314" meta:character-count="1783" meta:non-whitespace-character-count="1463"/>
  </office:meta>
</office:document-meta>
</file>